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0.318cm" fo:min-width="1.452cm"/>
    </style:style>
    <style:style style:name="gr4" style:family="graphic" style:parent-style-name="standard">
      <style:graphic-properties svg:stroke-color="#ff9900" draw:fill-color="#ffcc00" draw:textarea-horizontal-align="justify" draw:textarea-vertical-align="top" draw:auto-grow-height="false" fo:min-height="0.75cm" fo:min-width="1.6cm"/>
    </style:style>
    <style:style style:name="gr5" style:family="graphic" style:parent-style-name="standard">
      <style:graphic-properties svg:stroke-color="#ff0000" draw:fill-color="#ff9999" draw:textarea-horizontal-align="justify" draw:textarea-vertical-align="middle" draw:auto-grow-height="false" fo:min-height="2.45cm" fo:min-width="1.6cm"/>
    </style:style>
    <style:style style:name="gr6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Rounded_20_short_20_Arrow" draw:marker-start-width="0.3cm" draw:textarea-vertical-align="middle"/>
    </style:style>
    <style:style style:name="gr8" style:family="graphic" style:parent-style-name="standard">
      <style:graphic-properties svg:stroke-color="#ff0000" draw:fill-color="#ff9999" draw:textarea-horizontal-align="justify" draw:textarea-vertical-align="top" draw:auto-grow-height="false" fo:min-height="1.05cm" fo:min-width="1.6cm"/>
    </style:style>
    <style:style style:name="gr9" style:family="graphic" style:parent-style-name="standard">
      <style:graphic-properties svg:stroke-color="#ff0000" draw:fill-color="#ff9999" draw:textarea-horizontal-align="justify" draw:textarea-vertical-align="top" draw:auto-grow-height="false" fo:min-height="1.15cm" fo:min-width="1.6cm"/>
    </style:style>
    <style:style style:name="gr10" style:family="graphic" style:parent-style-name="measure" style:list-style-name="L1">
      <style:graphic-properties draw:textarea-vertical-align="middle" draw:line-distance="0.4cm"/>
    </style:style>
    <style:style style:name="gr11" style:family="graphic" style:parent-style-name="measure" style:list-style-name="L1">
      <style:graphic-properties draw:textarea-vertical-align="middle" draw:line-distance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font-name="Ubuntu Condensed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-color="#ffcc00"/>
      <style:paragraph-properties fo:text-align="start"/>
      <style:text-properties style:font-name="Ubuntu Condensed" fo:font-size="12pt" style:font-size-asian="12pt" style:font-size-complex="12pt"/>
    </style:style>
    <style:style style:name="P6" style:family="paragraph">
      <loext:graphic-properties draw:fill-color="#ff9999"/>
      <style:paragraph-properties fo:text-align="start"/>
      <style:text-properties style:font-name="Ubuntu Condensed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Ubuntu Condensed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Condensed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Condensed" fo:font-size="12pt" style:font-size-asian="12pt" style:font-size-complex="12pt"/>
    </style:style>
    <style:style style:name="T2" style:family="text">
      <style:text-properties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cm" svg:height="1.6cm" svg:x="3.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cm" svg:x="3.9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cm" svg:height="0.9cm" svg:x="2.7cm" svg:y="8.6cm">
          <text:p text:style-name="P1"><text:span text:style-name="T1">Clien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2.1cm" svg:height="1cm" svg:x="3.6cm" svg:y="10.1cm">
          <text:p text:style-name="P4"><text:span text:style-name="T1">10.5.1.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2.7cm" svg:x="10cm" svg:y="6.4cm">
          <text:p text:style-name="P4"><text:span text:style-name="T1">ISP</text:span></text:p>
          <text:p text:style-name="P4"><text:span text:style-name="T1">10.5.1.8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8cm" svg:y1="7.3cm" svg:x2="10cm" svg:y2="6.7cm">
          <text:p text:style-name="P1"><text:span text:style-name="T1">1. </text:span><text:span text:style-name="T1"><text:a xlink:href="http://www.yahoo.com/" xlink:type="simple">www.yahoo.com</text:a></text:span><text:span text:style-name="T1">. ?</text:span></text:p>
          <text:p text:style-name="P1"><text:span text:style-name="T1"/></text:p>
        </draw:line>
        <draw:line draw:style-name="gr7" draw:text-style-name="P1" draw:layer="layout" svg:x1="5.8cm" svg:y1="8cm" svg:x2="10cm" svg:y2="7.3cm">
          <text:p text:style-name="P1"><text:span text:style-name="T1"/></text:p>
          <text:p text:style-name="P1"><text:span text:style-name="T1"/></text:p>
          <text:p text:style-name="P1"><text:span text:style-name="T1">8. 72.30.2.43</text:span></text:p>
        </draw:line>
        <draw:custom-shape draw:style-name="gr8" draw:text-style-name="P6" draw:layer="layout" svg:width="2.1cm" svg:height="1.3cm" svg:x="16.7cm" svg:y="4.1cm">
          <text:p text:style-name="P4"><text:span text:style-name="T1">.</text:span></text:p>
          <text:p text:style-name="P4"><text:span text:style-name="T1">198.41.0.4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4cm" svg:y1="6.4cm" svg:x2="16.7cm" svg:y2="4.3cm">
          <text:p text:style-name="P1"><text:span text:style-name="T1">2. </text:span><text:span text:style-name="T1"><text:a xlink:href="http://www.yahoo.com/" xlink:type="simple">www.yahoo.com</text:a></text:span><text:span text:style-name="T1">. ?</text:span></text:p>
          <text:p text:style-name="P1"><text:span text:style-name="T1"/></text:p>
        </draw:line>
        <draw:line draw:style-name="gr7" draw:text-style-name="P1" draw:layer="layout" svg:x1="12.1cm" svg:y1="6.9cm" svg:x2="16.7cm" svg:y2="5.1cm">
          <text:p text:style-name="P1"><text:span text:style-name="T1">3. Com.Nsc.gtld-servers.net</text:span></text:p>
          <text:p text:style-name="P1"><text:span text:style-name="T1">192.26.92.30</text:span></text:p>
        </draw:line>
        <draw:custom-shape draw:style-name="gr9" draw:text-style-name="P6" draw:layer="layout" svg:width="2.1cm" svg:height="1.4cm" svg:x="16.7cm" svg:y="7.1cm">
          <text:p text:style-name="P4"><text:span text:style-name="T1">com.</text:span></text:p>
          <text:p text:style-name="P4"><text:span text:style-name="T1">192.26.92.3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1cm" svg:y1="7.5cm" svg:x2="16.7cm" svg:y2="7.312cm">
          <text:p text:style-name="P1"><text:span text:style-name="T1">4. </text:span><text:span text:style-name="T1"><text:a xlink:href="http://www.yahoo.com/" xlink:type="simple">www.yahoo.com</text:a></text:span><text:span text:style-name="T1">. ?</text:span></text:p>
          <text:p text:style-name="P1"><text:span text:style-name="T1"/></text:p>
        </draw:line>
        <draw:line draw:style-name="gr7" draw:text-style-name="P1" draw:layer="layout" svg:x1="12.1cm" svg:y1="8.2cm" svg:x2="16.7cm" svg:y2="8cm">
          <text:p text:style-name="P1"><text:span text:style-name="T1">5.ns1.yahoo.com</text:span></text:p>
          <text:p text:style-name="P1"><text:span text:style-name="T1">68.180.131.116</text:span></text:p>
        </draw:line>
        <draw:custom-shape draw:style-name="gr9" draw:text-style-name="P6" draw:layer="layout" svg:width="2.1cm" svg:height="1.4cm" svg:x="16.7cm" svg:y="10.048cm">
          <text:p text:style-name="P4"><text:span text:style-name="T1">com.</text:span></text:p>
          <text:p text:style-name="P4"><text:span text:style-name="T1">192.26.92.3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1cm" svg:y1="8.7cm" svg:x2="16.7cm" svg:y2="10.26cm">
          <text:p text:style-name="P1"><text:span text:style-name="T1">6. </text:span><text:span text:style-name="T1"><text:a xlink:href="http://www.yahoo.com/" xlink:type="simple">www.yahoo.com</text:a></text:span><text:span text:style-name="T1">. ?</text:span></text:p>
          <text:p text:style-name="P1"><text:span text:style-name="T1"/></text:p>
        </draw:line>
        <draw:line draw:style-name="gr7" draw:text-style-name="P1" draw:layer="layout" svg:x1="11.4cm" svg:y1="9.1cm" svg:x2="16.7cm" svg:y2="10.948cm">
          <text:p text:style-name="P1"><text:span text:style-name="T1"/></text:p>
          <text:p text:style-name="P1"><text:span text:style-name="T1">7. 72.30.2.43</text:span></text:p>
        </draw:line>
        <draw:measure draw:style-name="gr10" draw:text-style-name="P8" draw:layer="measurelines" svg:x1="5.9cm" svg:y1="3.1cm" svg:x2="10cm" svg:y2="3.1cm">
          <text:p text:style-name="P8"><text:span text:style-name="T2">rekursiv</text:span></text:p>
        </draw:measure>
        <draw:measure draw:style-name="gr11" draw:text-style-name="P8" draw:layer="measurelines" svg:x1="12.1cm" svg:y1="3cm" svg:x2="16.7cm" svg:y2="3cm">
          <text:p text:style-name="P8"><text:span text:style-name="T2">iterativ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1:10:44.675338403</meta:creation-date>
    <dc:date>2017-04-03T11:45:57.870979564</dc:date>
    <meta:editing-duration>PT1M33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